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Good" style:data-style-name="N37">
      <style:table-cell-properties fo:border="thin solid #000000" style:vertical-align="middle" fo:wrap-option="wrap" fo:background-color="transparent"/>
      <style:text-properties fo:color="#006100" style:font-name="Calibri1" style:font-name-asian="Calibri1" style:font-name-complex="Calibri1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6">
      <style:table-cell-properties fo:border="thin solid #000000" style:vertical-align="middle" fo:wrap-option="wrap"/>
    </style:style>
    <style:style style:name="ce7" style:family="table-cell" style:parent-style-name="Neutral" style:data-style-name="N36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8" style:family="table-cell" style:parent-style-name="Neutral" style:data-style-name="N0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9" style:family="table-cell" style:parent-style-name="Good" style:data-style-name="N37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0" style:family="table-cell" style:parent-style-name="Good" style:data-style-name="N0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1" style:family="table-cell" style:parent-style-name="Good" style:data-style-name="N36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969375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99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39.6pt" style:use-optimal-row-height="false" fo:break-before="auto"/>
    </style:style>
    <style:style style:name="ro8" style:family="table-row">
      <style:table-row-properties style:row-height="42.4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Date</text:p>
          </table:table-cell>
          <table:table-cell office:value-type="string" table:style-name="ce3">
            <text:p>Problem/todo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Finished 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17-04-06T00:00:00" table:style-name="ce7">
            <text:p>06/04/17</text:p>
          </table:table-cell>
          <table:table-cell office:value-type="string" table:style-name="ce8">
            <text:p>in Void-safty, what is the compilation result of:</text:p>
            <text:p>w: T</text:p>
            <text:p><text:s text:c="3"/>do</text:p>
            <text:p><text:s text:c="6"/>check attached x as a then</text:p>
            <text:p><text:s text:c="10"/>Result := a</text:p>
            <text:p><text:s text:c="6"/>end</text:p>
            <text:p><text:s text:c="3"/>end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date" office:date-value="2017-04-01T00:00:00" table:style-name="ce7">
            <text:p>01/04/17</text:p>
          </table:table-cell>
          <table:table-cell office:value-type="string" table:style-name="ce8">
            <text:p>https://drive.google.com/open?id=0B1GMHm59JFjqblM4Um5TYXFDSEk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17-03-31T00:00:00" table:style-name="ce7">
            <text:p>31/03/17</text:p>
          </table:table-cell>
          <table:table-cell office:value-type="string" table:style-name="ce8">
            <text:p>in do a := b end, 'a' is being changed. What about 'a'?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03-31T00:00:00" table:style-name="ce4">
            <text:p>31/3/17</text:p>
          </table:table-cell>
          <table:table-cell office:value-type="string" table:style-name="ce5">
            <text:p>Add n. classes + n. features analyse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03-31T00:00:00" table:style-name="ce4">
            <text:p>31/3/17</text:p>
          </table:table-cell>
          <table:table-cell office:value-type="string" table:style-name="ce5">
            <text:p>Add Rescue clause to catch exception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03-31T00:00:00" table:style-name="ce4">
            <text:p>31/3/17</text:p>
          </table:table-cell>
          <table:table-cell office:value-type="string" table:style-name="ce5">
            <text:p>ALIAS_ANALYZER_CLUSTER → check TODO list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03-25T00:00:00" table:style-name="ce4">
            <text:p>25/3/17</text:p>
          </table:table-cell>
          <table:table-cell office:value-type="string" table:style-name="ce5">
            <text:p>check other issues with renaming. e.g. class attributes renaming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date" office:date-value="2017-03-25T00:00:00" table:style-name="ce4">
            <text:p>25/3/17</text:p>
          </table:table-cell>
          <table:table-cell office:value-type="string" table:style-name="ce5">
            <text:p>Rename is not taking into consideration when analysing different versions of a feature: this includes, naturally, copy and twi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date" office:date-value="2017-03-24T00:00:00" table:style-name="ce4">
            <text:p>24/3/17</text:p>
          </table:table-cell>
          <table:table-cell office:value-type="string" table:style-name="ce5">
            <text:p>check different version of default_create: it should take the most recent ve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date" office:date-value="2017-03-23T00:00:00" table:style-name="ce7">
            <text:p>23/03/17</text:p>
          </table:table-cell>
          <table:table-cell office:value-type="string" table:style-name="ce8">
            <text:p>https://drive.google.com/open?id=0B1GMHm59JFjqd0oxQjJranR0LWc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:= -&gt; overrid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03-23T00:00:00" table:style-name="ce9">
            <text:p>23/3/17</text:p>
          </table:table-cell>
          <table:table-cell office:value-type="string" table:style-name="ce10">
            <text:p>Precursor: crashes</text:p>
          </table:table-cell>
          <table:table-cell office:value-type="string" table:style-name="ce10">
            <text:p>Done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check cond and loop when doing creat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Recursion: is it working in all cases?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date" office:date-value="2017-03-23T00:00:00" table:style-name="ce9">
            <text:p>23/3/17</text:p>
          </table:table-cell>
          <table:table-cell office:value-type="string" table:style-name="ce10">
            <text:p>V_LINKED_LIST_ITERATOR – index: probably the problem is that 'c' has Void as object</text:p>
          </table:table-cell>
          <table:table-cell office:value-type="string" table:style-name="ce10">
            <text:p>done: the problem was handling void ALIAS_OBJECTS</text:p>
          </table:table-cell>
          <table:table-cell office:value-type="date" office:date-value="2017-03-26T00:00:00" table:style-name="ce9">
            <text:p>26/3/17</text:p>
          </table:table-cell>
          <table:table-cell table:number-columns-repeated="16379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date" office:date-value="2017-03-20T00:00:00" table:style-name="ce4">
            <text:p>20/3/17</text:p>
          </table:table-cell>
          <table:table-cell office:value-type="string" table:style-name="ce5">
            <text:p>If attached x as xx then a:=xxend should not take into consideration the case of x being Voi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date" office:date-value="2017-03-18T00:00:00" table:style-name="ce9">
            <text:p>18/3/17</text:p>
          </table:table-cell>
          <table:table-cell office:value-type="string" table:style-name="ce10">
            <text:p>subsume inside condition does not update conditional to restore the graph once finished</text:p>
          </table:table-cell>
          <table:table-cell office:value-type="string" table:style-name="ce10">
            <text:p>Done: functionality was added</text:p>
          </table:table-cell>
          <table:table-cell office:value-type="string" table:style-name="ce9">
            <text:p>23/3/2017</text:p>
          </table:table-cell>
          <table:table-cell table:number-columns-repeated="16379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date" office:date-value="2017-03-18T00:00:00" table:style-name="ce9">
            <text:p>18/3/17</text:p>
          </table:table-cell>
          <table:table-cell office:value-type="string" table:style-name="ce10">
            <text:p>Local variables in case of loop inside cond (check also a cond inside a loop)</text:p>
          </table:table-cell>
          <table:table-cell office:value-type="string" table:style-name="ce10">
            <text:p>Done: treating local variables (apart of Result) was not being handled.</text:p>
          </table:table-cell>
          <table:table-cell office:value-type="date" office:date-value="2017-03-18T00:00:00" table:style-name="ce9">
            <text:p>18/3/17</text:p>
          </table:table-cell>
          <table:table-cell table:number-columns-repeated="16379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date" office:date-value="2017-03-14T00:00:00" table:style-name="ce7">
            <text:p>14/03/17</text:p>
          </table:table-cell>
          <table:table-cell office:value-type="string" table:style-name="ce8">
            <text:p>entity defined as att is_basic as argument is_basic as local not is_basic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4">
          <table:table-cell office:value-type="float" office:value="37" table:style-name="ce1">
            <text:p>37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String: hack -- classes: TYPE, ISE_ROUTINE, INTERNAL</text:p>
          </table:table-cell>
          <table:table-cell office:value-type="string" table:style-name="ce10">
            <text:p>Done: whenever something of the form v.w where 'v' is of type STRING, the implemenation does not check it (same as with basic types.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gent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default_create</text:p>
          </table:table-cell>
          <table:table-cell office:value-type="string" table:style-name="ce10">
            <text:p>Done: when needed, the tool analysis the corresponding creation procedure</text:p>
          </table:table-cell>
          <table:table-cell office:value-type="date" office:date-value="2017-03-23T00:00:00" table:style-name="ce9">
            <text:p>23/3/17</text:p>
          </table:table-cell>
          <table:table-cell table:number-columns-repeated="16379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Inheritance</text:p>
          </table:table-cell>
          <table:table-cell office:value-type="string" table:style-name="ce10">
            <text:p>Initial implementation is done. Some crashes when try all cluster (needs to be checked). See also (47)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NY: twin, copy, deep_twin, deep_copy</text:p>
          </table:table-cell>
          <table:table-cell office:value-type="string" table:style-name="ce5">
            <text:p>twin and copy being handled: there's a need for deep_twin and deep_copy implementation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Run cluster mml: there are some problem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Result := Result.x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3-08T00:00:00" table:style-name="ce9">
            <text:p>8/3/17</text:p>
          </table:table-cell>
          <table:table-cell office:value-type="string" table:style-name="ce10">
            <text:p>remove scope of ALIAS_graph: not being used</text:p>
          </table:table-cell>
          <table:table-cell office:value-type="string" table:style-name="ce10">
            <text:p>Done</text:p>
          </table:table-cell>
          <table:table-cell office:value-type="date" office:date-value="2017-03-23T00:00:00" table:style-name="ce9">
            <text:p>23/3/1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loop and recursion with new implementat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make do create a.make en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Eiffel Buil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3-05T00:00:00" table:style-name="ce4">
            <text:p>5/3/17</text:p>
          </table:table-cell>
          <table:table-cell office:value-type="string" table:style-name="ce5">
            <text:p>Other external features: AN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date" office:date-value="2017-03-05T00:00:00" table:style-name="ce9">
            <text:p>5/3/17</text:p>
          </table:table-cell>
          <table:table-cell office:value-type="string" table:style-name="ce10">
            <text:p>items in SPECIAL has several ANY links. ToDo: to add only if needed</text:p>
          </table:table-cell>
          <table:table-cell office:value-type="string" table:style-name="ce10">
            <text:p>Done: hack was added</text:p>
          </table:table-cell>
          <table:table-cell office:value-type="date" office:date-value="2017-03-14T00:00:00" table:style-name="ce9">
            <text:p>14/3/17</text:p>
          </table:table-cell>
          <table:table-cell table:number-columns-repeated="16379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date" office:date-value="2017-03-05T00:00:00" table:style-name="ce9">
            <text:p>5/3/17</text:p>
          </table:table-cell>
          <table:table-cell office:value-type="string" table:style-name="ce10">
            <text:p>Local variables: In case of expanded type, they should have an initial object in <text:s/>the graph</text:p>
          </table:table-cell>
          <table:table-cell office:value-type="string" table:style-name="ce10">
            <text:p>Done: whenever used if they do not have a value, the implementation will give it to it</text:p>
          </table:table-cell>
          <table:table-cell office:value-type="date" office:date-value="2017-03-05T00:00:00" table:style-name="ce9">
            <text:p>5/3/17</text:p>
          </table:table-cell>
          <table:table-cell table:number-columns-repeated="16379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date" office:date-value="2017-03-05T00:00:00" table:style-name="ce7">
            <text:p>05/03/17</text:p>
          </table:table-cell>
          <table:table-cell office:value-type="string" table:style-name="ce8">
            <text:p>Handle detachable attributes. They should also have as initial value a Void reference. How to get detachable atts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date" office:date-value="2017-03-04T00:00:00" table:style-name="ce4">
            <text:p>4/3/17</text:p>
          </table:table-cell>
          <table:table-cell office:value-type="string" table:style-name="ce5">
            <text:p>V_ARRAY [G] (probably others as well) check what happens if G is expanded. e.g. V_ARRAY [INTEGER]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3-04T00:00:00" table:style-name="ce9">
            <text:p>4/3/17</text:p>
          </table:table-cell>
          <table:table-cell office:value-type="string" table:style-name="ce10">
            <text:p>External: does not need to have note clause</text:p>
          </table:table-cell>
          <table:table-cell office:value-type="string" table:style-name="ce10">
            <text:p>Done</text:p>
          </table:table-cell>
          <table:table-cell office:value-type="date" office:date-value="2017-03-04T00:00:00" table:style-name="ce9">
            <text:p>4/3/17</text:p>
          </table:table-cell>
          <table:table-cell table:number-columns-repeated="16379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date" office:date-value="2017-02-23T00:00:00" table:style-name="ce9">
            <text:p>23/2/17</text:p>
          </table:table-cell>
          <table:table-cell office:value-type="string" table:style-name="ce10">
            <text:p>class_atts is always before update_atts. They both do the same and it is not necessary to do it twice. Check if this is true, if so, correct</text:p>
          </table:table-cell>
          <table:table-cell office:value-type="string" table:style-name="ce10">
            <text:p>Done: I removed update_att. The implementation always updates all class attributes when pushed things to the stack</text:p>
          </table:table-cell>
          <table:table-cell office:value-type="date" office:date-value="2017-03-05T00:00:00" table:style-name="ce9">
            <text:p>5/3/17</text:p>
          </table:table-cell>
          <table:table-cell table:number-columns-repeated="16379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date" office:date-value="2017-02-23T00:00:00" table:style-name="ce11">
            <text:p>23/02/17</text:p>
          </table:table-cell>
          <table:table-cell office:value-type="string" table:style-name="ce10">
            <text:p>Issues to directly analyse an external feature. No problems if the feature is being called</text:p>
          </table:table-cell>
          <table:table-cell office:value-type="string" table:style-name="ce10">
            <text:p>Done</text:p>
          </table:table-cell>
          <table:table-cell office:value-type="date" office:date-value="2017-03-04T00:00:00" table:style-name="ce9">
            <text:p>4/3/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">
            <text:p>21/02/2017</text:p>
          </table:table-cell>
          <table:table-cell office:value-type="string" table:style-name="ce10">
            <text:p>Check constants</text:p>
          </table:table-cell>
          <table:table-cell office:value-type="string" table:style-name="ce10">
            <text:p>Do not have any problem</text:p>
          </table:table-cell>
          <table:table-cell office:value-type="date" office:date-value="2017-03-14T00:00:00" table:style-name="ce9">
            <text:p>14/3/1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">
            <text:p>21/02/2017</text:p>
          </table:table-cell>
          <table:table-cell office:value-type="string" table:style-name="ce10">
            <text:p>Class SPECIAL for hack: see sheet SPECIAL</text:p>
          </table:table-cell>
          <table:table-cell office:value-type="string" table:style-name="ce10">
            <text:p>Done: added `external_alias' note clause</text:p>
          </table:table-cell>
          <table:table-cell office:value-type="date" office:date-value="2017-04-03T00:00:00" table:style-name="ce11">
            <text:p>03/04/1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2-20T00:00:00" table:style-name="ce11">
            <text:p>20/02/17</text:p>
          </table:table-cell>
          <table:table-cell office:value-type="string" table:style-name="ce10">
            <text:p>Think about redefined features</text:p>
          </table:table-cell>
          <table:table-cell office:value-type="string" table:style-name="ce10">
            <text:p>It is the union of the feature to tackle dynamic binding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2-20T00:00:00" table:style-name="ce7">
            <text:p>20/02/17</text:p>
          </table:table-cell>
          <table:table-cell office:value-type="string" table:style-name="ce8">
            <text:p>Should we analyse functions which return an expanded type?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Agents: not supported?</text:p>
          </table:table-cell>
          <table:table-cell office:value-type="string" table:style-name="ce10">
            <text:p>They are not supported. I mention the issue in another cell. In March 14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copy in ARRAY2: does nothing since 'external''s aliases have not been defined yet</text:p>
          </table:table-cell>
          <table:table-cell office:value-type="string" table:style-name="ce10">
            <text:p>Done: external features are being handled</text:p>
          </table:table-cell>
          <table:table-cell office:value-type="date" office:date-value="2017-03-05T00:00:00" table:style-name="ce11">
            <text:p>05/03/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item in VARRAY2: crashes</text:p>
          </table:table-cell>
          <table:table-cell office:value-type="string" table:style-name="ce10">
            <text:p>Fixed: problem with path in conditionals</text:p>
          </table:table-cell>
          <table:table-cell office:value-type="date" office:date-value="2017-03-08T00:00:00" table:style-name="ce9">
            <text:p>8/3/1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Empty feature fails</text:p>
          </table:table-cell>
          <table:table-cell office:value-type="string" table:style-name="ce10">
            <text:p>Done: problem was on the GUI part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date" office:date-value="2017-02-19T00:00:00" table:style-name="ce7">
            <text:p>19/02/17</text:p>
          </table:table-cell>
          <table:table-cell office:value-type="string" table:style-name="ce8">
            <text:p>What to do with arguments of feature being analysed? Should we output them?</text:p>
          </table:table-cell>
          <table:table-cell office:value-type="string" table:style-name="ce8">
            <text:p>Question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{V_DEFAULT}.default_value creates a default values for types. In case there is not it creates a new (unutilised) object</text:p>
          </table:table-cell>
          <table:table-cell office:value-type="string" table:style-name="ce10">
            <text:p>Hacked: it uses too much of the internal tricks. It could be easily hacked since it creates a new object: for the alias analysis, there is no need to go down since the result is known.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Print → should be ignore</text:p>
          </table:table-cell>
          <table:table-cell office:value-type="string" table:style-name="ce10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6">
          <table:table-cell office:value-type="float" office:value="7" table:style-name="ce1">
            <text:p>7</text:p>
          </table:table-cell>
          <table:table-cell office:value-type="date" office:date-value="2017-02-19T00:00:00" table:style-name="ce6">
            <text:p>19/02/17</text:p>
          </table:table-cell>
          <table:table-cell office:value-type="string" table:style-name="ce5">
            <text:p>create: in cond, loop, recu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date" office:date-value="2017-02-19T00:00:00" table:style-name="ce7">
            <text:p>19/02/17</text:p>
          </table:table-cell>
          <table:table-cell office:value-type="string" table:style-name="ce8">
            <text:p>What to do with once routines? Treat them as attributes after the first analysis?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x := f.d; f: T do create Result end</text:p>
          </table:table-cell>
          <table:table-cell office:value-type="string" table:style-name="ce10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once features</text:p>
          </table:table-cell>
          <table:table-cell office:value-type="string" table:style-name="ce10">
            <text:p>Working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7">
          <table:table-cell office:value-type="float" office:value="3" table:style-name="ce1">
            <text:p>3</text:p>
          </table:table-cell>
          <table:table-cell office:value-type="date" office:date-value="2017-02-19T00:00:00" table:style-name="ce7">
            <text:p>19/02/17</text:p>
          </table:table-cell>
          <table:table-cell office:value-type="string" table:style-name="ce8">
            <text:p>class INTERNAL: can we hack it? We know it. (also REFLECTOR CLASS)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8">
          <table:table-cell office:value-type="float" office:value="2" table:style-name="ce1">
            <text:p>2</text:p>
          </table:table-cell>
          <table:table-cell office:value-type="date" office:date-value="2017-02-19T00:00:00" table:style-name="ce7">
            <text:p>19/02/17</text:p>
          </table:table-cell>
          <table:table-cell office:value-type="string" table:style-name="ce8">
            <text:p>Class to hack: SPECIAL – TYPE – ISE_RUNTIME: they are all defined as external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1"/>
          <table:table-cell office:value-type="string" table:style-name="ce10">
            <text:p>No supported: t := {G}</text:p>
          </table:table-cell>
          <table:table-cell office:value-type="string" table:style-name="ce10">
            <text:p>Solved</text:p>
          </table:table-cell>
          <table:table-cell office:value-type="string" table:style-name="ce11">
            <text:p>19/02/17</text:p>
          </table:table-cell>
          <table:table-cell table:number-columns-repeated="16379"/>
        </table:table-row>
        <table:table-row table:number-rows-repeated="1048513" table:style-name="ro9">
          <table:table-cell table:number-columns-repeated="1638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ote:</text:p>
          </table:table-cell>
          <table:table-cell office:value-type="string" table:number-columns-spanned="5" table:number-rows-spanned="3" table:style-name="ce1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 table:style-name="ce1"/>
          <table:table-cell office:value-type="string" table:style-name="ce1">
            <text:p>make_empty</text:p>
          </table:table-cell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1"/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o aliasing according to the postcondition</text:p>
          </table:table-cell>
          <table:table-cell office:value-type="string" table:style-name="ce1">
            <text:p>Hack in get_alias_info&gt;ACCESS_FEAT_AS&gt;find_routine&gt;conditional</text:p>
          </table:table-cell>
          <table:table-cell table:number-columns-repeated="16373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ction: we subsume all items of the SPECIAL [G] by G -&gt;_item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Features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External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Action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emp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office:value-type="string" table:style-name="ce12">
            <text:p>subsume (items, all_items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u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ostcondition 'inserted' shows an alias: item (I) = v</text:p>
          </table:table-cell>
          <table:table-cell office:value-type="string" table:style-name="ce1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ll_wit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make_fille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→ Alias (all_items, v) <text:s text:c="31"/>subsume (items, all_items)</text:p>
          </table:table-cell>
          <table:table-cell office:value-type="string" table:style-name="ce1">
            <text:p>alias: [items,-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from_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nothing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item</text:p>
          </table:table-cell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ex_o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em_addr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base_address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a_pointer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eates a new NATIVE_ARRAY</text:p>
          </table:table-cell>
          <table:table-cell office:value-type="string" table:style-name="ce1">
            <text:p>alias (Result, fresh(NATIVE_ARRAY))</text:p>
          </table:table-cell>
          <table:table-cell office:value-type="string" table:style-name="ce1">
            <text:p>alias: [Result,+ NATIVE_ARRAY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o_array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dex_s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, fresh (INTEGER_INTERVAL))</text:p>
          </table:table-cell>
          <table:table-cell office:value-type="string" table:style-name="ce1">
            <text:p>alias: [Result,+ INTEGER_INTERVAL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constant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attribut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paci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lled_wit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ame_ite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valid_inde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'put' or 'extend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imilar postcondition as 'put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_fil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'fill_with'</text:p>
          </table:table-cell>
          <table:table-cell office:value-type="string" table:style-name="ce12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fill_with_defaul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lias (items, {T}.default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nsert_d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items, other.items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py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insert but does not change the size</text:p>
          </table:table-cell>
          <table:table-cell office:value-type="string" table:style-name="ce1">
            <text:p>alias (items, other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move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non_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_with_defaul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resize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_with_default</text:p>
          </table:table-cell>
          <table:table-cell table:style-name="ce1"/>
          <table:table-cell office:value-type="string" table:style-name="ce1">
            <text:p>Similar to aliased_resized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place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(get rid of the other links) alias (items, v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wipe_ou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lear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here_exists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for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lement_siz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set_count</text:p>
          </table:table-cell>
          <table:table-cell table:number-columns-repeated="16381" table:style-name="ce1"/>
        </table:table-row>
        <table:table-row table:number-rows-repeated="104852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 number:language="en" number:country="GB">
      <number:day/>
      <number:text>/</number:text>
      <number:month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Виктор Ривера</dc:creator>
    <meta:creation-date>2017-02-19T16:59:46Z</meta:creation-date>
    <dc:date>2017-04-06T16:13:37Z</dc:date>
    <meta:editing-cycles>95</meta:editing-cycles>
    <meta:editing-duration>PT336114S</meta:editing-duration>
    <meta:user-defined meta:name="WorkbookGuid">7d0541e7-bc53-4211-a7f6-661caef7e665</meta:user-defined>
  </office:meta>
</office:document-meta>
</file>